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Contents_20_3">
      <style:paragraph-properties>
        <style:tab-stops>
          <style:tab-stop style:position="6.5307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ext_20_body">
      <style:text-properties officeooo:rsid="0009b920" officeooo:paragraph-rsid="0009b920"/>
    </style:style>
    <style:style style:name="P6" style:family="paragraph" style:parent-style-name="Text_20_body">
      <style:text-properties officeooo:rsid="000ad711" officeooo:paragraph-rsid="000ad711"/>
    </style:style>
    <style:style style:name="P7" style:family="paragraph" style:parent-style-name="Standard">
      <style:text-properties officeooo:rsid="000c1860" officeooo:paragraph-rsid="000c1860"/>
    </style:style>
    <style:style style:name="P8" style:family="paragraph" style:parent-style-name="Heading_20_1">
      <style:paragraph-properties fo:break-before="page"/>
      <style:text-properties officeooo:rsid="0009b920" officeooo:paragraph-rsid="0009b920"/>
    </style:style>
    <style:style style:name="P9" style:family="paragraph" style:parent-style-name="Heading_20_1">
      <style:text-properties officeooo:rsid="0009b920" officeooo:paragraph-rsid="0009b920"/>
    </style:style>
    <style:style style:name="P10" style:family="paragraph" style:parent-style-name="Heading_20_1">
      <style:text-properties officeooo:rsid="000ad711" officeooo:paragraph-rsid="000ad711"/>
    </style:style>
    <style:style style:name="P11" style:family="paragraph" style:parent-style-name="Heading_20_2">
      <style:text-properties officeooo:rsid="0009b920" officeooo:paragraph-rsid="0009b920"/>
    </style:style>
    <style:style style:name="P12" style:family="paragraph" style:parent-style-name="Heading_20_2">
      <style:text-properties officeooo:rsid="000ad711" officeooo:paragraph-rsid="000ad711"/>
    </style:style>
    <style:style style:name="P13" style:family="paragraph" style:parent-style-name="Heading_20_2">
      <style:text-properties officeooo:paragraph-rsid="0009b920"/>
    </style:style>
    <style:style style:name="P14" style:family="paragraph" style:parent-style-name="Heading_20_3">
      <style:text-properties officeooo:rsid="000ad711" officeooo:paragraph-rsid="000ad711"/>
    </style:style>
    <style:style style:name="P15" style:family="paragraph" style:parent-style-name="Text_20_body">
      <style:text-properties officeooo:rsid="000d3621" officeooo:paragraph-rsid="000d3621"/>
    </style:style>
    <style:style style:name="P16" style:family="paragraph" style:parent-style-name="Text_20_body">
      <style:text-properties officeooo:rsid="000d6f8b" officeooo:paragraph-rsid="000d6f8b"/>
    </style:style>
    <style:style style:name="P17" style:family="paragraph" style:parent-style-name="Text_20_body">
      <style:text-properties officeooo:rsid="000f4662" officeooo:paragraph-rsid="000f4662"/>
    </style:style>
    <style:style style:name="P18" style:family="paragraph" style:parent-style-name="Text_20_body">
      <style:text-properties officeooo:rsid="00110bd4" officeooo:paragraph-rsid="00110bd4"/>
    </style:style>
    <style:style style:name="T1" style:family="text">
      <style:text-properties officeooo:rsid="000ad711"/>
    </style:style>
    <style:style style:name="T2" style:family="text">
      <style:text-properties officeooo:rsid="000d6f8b"/>
    </style:style>
    <style:style style:name="T3" style:family="text">
      <style:text-properties officeooo:rsid="0009b92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
      <text:p text:style-name="Title">Git, GitHub og GitHub Desktop</text:p>
      <text:table-of-content text:style-name="Sect1" text:protected="true" text:name="Table of Contents1">
        <text:table-of-content-source text:outline-level="10">
          <text:index-title-template text:style-name="Contents_20_Heading">Efnisyfirli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Efnisyfirlit</text:p>
          </text:index-title>
          <text:p text:style-name="P1"><text:a xlink:type="simple" xlink:href="#__RefHeading___Toc1_3751433307" text:style-name="Index_20_Link" text:visited-style-name="Index_20_Link">Inngangur<text:tab/>3</text:a></text:p>
          <text:p text:style-name="P1"><text:a xlink:type="simple" xlink:href="#__RefHeading___Toc3_3751433307" text:style-name="Index_20_Link" text:visited-style-name="Index_20_Link">Uppsetning reikninga<text:tab/>3</text:a></text:p>
          <text:p text:style-name="P2"><text:a xlink:type="simple" xlink:href="#__RefHeading___Toc5_3751433307" text:style-name="Index_20_Link" text:visited-style-name="Index_20_Link">GitHub<text:tab/>3</text:a></text:p>
          <text:p text:style-name="P2"><text:a xlink:type="simple" xlink:href="#__RefHeading___Toc7_3751433307" text:style-name="Index_20_Link" text:visited-style-name="Index_20_Link">Git<text:tab/>3</text:a></text:p>
          <text:p text:style-name="P2"><text:a xlink:type="simple" xlink:href="#__RefHeading___Toc9_3751433307" text:style-name="Index_20_Link" text:visited-style-name="Index_20_Link">GitHub Desktop<text:tab/>3</text:a></text:p>
          <text:p text:style-name="P1"><text:a xlink:type="simple" xlink:href="#__RefHeading___Toc12_3751433307" text:style-name="Index_20_Link" text:visited-style-name="Index_20_Link">Grunnaðgerðir í git<text:tab/>3</text:a></text:p>
          <text:p text:style-name="P2"><text:a xlink:type="simple" xlink:href="#__RefHeading___Toc14_3751433307" text:style-name="Index_20_Link" text:visited-style-name="Index_20_Link">clone<text:tab/>3</text:a></text:p>
          <text:p text:style-name="P2"><text:a xlink:type="simple" xlink:href="#__RefHeading___Toc16_3751433307" text:style-name="Index_20_Link" text:visited-style-name="Index_20_Link">commit<text:tab/>3</text:a></text:p>
          <text:p text:style-name="P2"><text:a xlink:type="simple" xlink:href="#__RefHeading___Toc18_3751433307" text:style-name="Index_20_Link" text:visited-style-name="Index_20_Link">push<text:tab/>3</text:a></text:p>
          <text:p text:style-name="P2"><text:a xlink:type="simple" xlink:href="#__RefHeading___Toc20_3751433307" text:style-name="Index_20_Link" text:visited-style-name="Index_20_Link">pull<text:tab/>3</text:a></text:p>
          <text:p text:style-name="P2"><text:a xlink:type="simple" xlink:href="#__RefHeading___Toc22_3751433307" text:style-name="Index_20_Link" text:visited-style-name="Index_20_Link">fetch<text:tab/>3</text:a></text:p>
          <text:p text:style-name="P1"><text:a xlink:type="simple" xlink:href="#__RefHeading___Toc24_3751433307" text:style-name="Index_20_Link" text:visited-style-name="Index_20_Link">Pull request / code reviews<text:tab/>3</text:a></text:p>
          <text:p text:style-name="P1"><text:a xlink:type="simple" xlink:href="#__RefHeading___Toc26_3751433307" text:style-name="Index_20_Link" text:visited-style-name="Index_20_Link">Branching / merging<text:tab/>4</text:a></text:p>
          <text:p text:style-name="P2"><text:a xlink:type="simple" xlink:href="#__RefHeading___Toc28_3751433307" text:style-name="Index_20_Link" text:visited-style-name="Index_20_Link">Branching strategies<text:tab/>4</text:a></text:p>
          <text:p text:style-name="P3"><text:a xlink:type="simple" xlink:href="#__RefHeading___Toc30_3751433307" text:style-name="Index_20_Link" text:visited-style-name="Index_20_Link">Git flow<text:tab/>4</text:a></text:p>
          <text:p text:style-name="P3"><text:a xlink:type="simple" xlink:href="#__RefHeading___Toc32_3751433307" text:style-name="Index_20_Link" text:visited-style-name="Index_20_Link">Kannski annað?<text:tab/>4</text:a></text:p>
          <text:p text:style-name="P1"><text:a xlink:type="simple" xlink:href="#__RefHeading___Toc34_3751433307" text:style-name="Index_20_Link" text:visited-style-name="Index_20_Link">Árekstrar<text:tab/>4</text:a></text:p>
          <text:p text:style-name="P2"><text:a xlink:type="simple" xlink:href="#__RefHeading___Toc36_3751433307" text:style-name="Index_20_Link" text:visited-style-name="Index_20_Link">Lausnir við árekstrum<text:tab/>4</text:a></text:p>
          <text:p text:style-name="P1"><text:a xlink:type="simple" xlink:href="#__RefHeading___Toc38_3751433307" text:style-name="Index_20_Link" text:visited-style-name="Index_20_Link">Algeng vandamál<text:tab/>4</text:a></text:p>
        </text:index-body>
      </text:table-of-content>
      <text:p text:style-name="P7"/>
      <text:h text:style-name="P8" text:outline-level="1"><text:bookmark-start text:name="__RefHeading___Toc1_3751433307"/>Inngangur<text:bookmark-end text:name="__RefHeading___Toc1_3751433307"/></text:h>
      <text:p text:style-name="P15">Við þróun hugbúnaðar er mikilvægt að halda vel utan um þær skrár sem unnið er með. Ein algengasta aðferðin sem er notuð til þess er svonefnd útgáfustýring (e. version control). Útgáfustýringarkerfi eru tölvukerfi sem eru sérhæfð til þess að <text:span text:style-name="T2">vinna með mismunandi útgáfur af skrám og þau hafa langoftast góðan stuðning fyrir samvinnu.</text:span></text:p>
      <text:p text:style-name="P16">Git er eitt slíkt kerfi. Git getur haldið utan um skrár og breytingar á þeim ásamt því að það býður upp á fjölmarga öfluga möguleika til samvinnu.</text:p>
      <text:p text:style-name="P16">GitHub er vefsíða/þjónusta þar sem fólk getur hýst git verkefnin sín og ýmislegt tengt þeim. GitHub Desktop er forrit fyrir Windows og MacOS sem gerir fólki kleift að vinna með GitHub verkefni á þægilegan hátt í myndrænu viðmóti.</text:p>
      <text:h text:style-name="P9" text:outline-level="1"><text:bookmark-start text:name="__RefHeading___Toc3_3751433307"/>Uppsetning reikninga<text:bookmark-end text:name="__RefHeading___Toc3_3751433307"/></text:h>
      <text:h text:style-name="P11" text:outline-level="2"><text:bookmark-start text:name="__RefHeading___Toc5_3751433307"/>GitHub<text:bookmark-end text:name="__RefHeading___Toc5_3751433307"/></text:h>
      <text:p text:style-name="P18">[Lýsing á því hvernig GitHub aðgangur er stofnaður]</text:p>
      <text:h text:style-name="P11" text:outline-level="2"><text:bookmark-start text:name="__RefHeading___Toc7_3751433307"/>Git<text:bookmark-end text:name="__RefHeading___Toc7_3751433307"/></text:h>
      <text:p text:style-name="P18">[Lýsing á því hvernig maður stillir Git user details í terminal]</text:p>
      <text:h text:style-name="P13" text:outline-level="2"><text:bookmark-start text:name="__RefHeading___Toc9_3751433307"/><text:span text:style-name="T3">GitHub Desktop</text:span><text:bookmark-end text:name="__RefHeading___Toc9_3751433307"/></text:h>
      <text:p text:style-name="P17">[lýsing á því hvernig maður installar og tengir við GitHub]</text:p>
      <text:h text:style-name="P9" text:outline-level="1"><text:bookmark-start text:name="__RefHeading___Toc12_3751433307"/>Grunnaðgerðir í git<text:bookmark-end text:name="__RefHeading___Toc12_3751433307"/></text:h>
      <text:h text:style-name="P11" text:outline-level="2"><text:bookmark-start text:name="__RefHeading___Toc14_3751433307"/>clone<text:bookmark-end text:name="__RefHeading___Toc14_3751433307"/></text:h>
      <text:p text:style-name="P5">Lorem ipsum</text:p>
      <text:h text:style-name="P11" text:outline-level="2"><text:bookmark-start text:name="__RefHeading___Toc16_3751433307"/>commit<text:bookmark-end text:name="__RefHeading___Toc16_3751433307"/></text:h>
      <text:p text:style-name="P5">Lorem ipsum</text:p>
      <text:h text:style-name="P11" text:outline-level="2"><text:bookmark-start text:name="__RefHeading___Toc18_3751433307"/>push<text:bookmark-end text:name="__RefHeading___Toc18_3751433307"/></text:h>
      <text:p text:style-name="P5">Lorem ipsum</text:p>
      <text:h text:style-name="P11" text:outline-level="2"><text:bookmark-start text:name="__RefHeading___Toc20_3751433307"/>pull<text:bookmark-end text:name="__RefHeading___Toc20_3751433307"/></text:h>
      <text:p text:style-name="P5">Lorem ipsum</text:p>
      <text:h text:style-name="P11" text:outline-level="2"><text:bookmark-start text:name="__RefHeading___Toc22_3751433307"/><text:soft-page-break/>fetch<text:bookmark-end text:name="__RefHeading___Toc22_3751433307"/></text:h>
      <text:p text:style-name="P5">Lorem ipsum</text:p>
      <text:h text:style-name="P9" text:outline-level="1"><text:bookmark-start text:name="__RefHeading___Toc24_3751433307"/>Pull request / code reviews<text:bookmark-end text:name="__RefHeading___Toc24_3751433307"/></text:h>
      <text:p text:style-name="P5">Lorem ipsum</text:p>
      <text:h text:style-name="P9" text:outline-level="1"><text:bookmark-start text:name="__RefHeading___Toc26_3751433307"/>Branching / merging<text:bookmark-end text:name="__RefHeading___Toc26_3751433307"/></text:h>
      <text:p text:style-name="P5">Lorem ipsum</text:p>
      <text:h text:style-name="P11" text:outline-level="2"><text:bookmark-start text:name="__RefHeading___Toc28_3751433307"/>Branching strategies<text:bookmark-end text:name="__RefHeading___Toc28_3751433307"/></text:h>
      <text:p text:style-name="P5">Lorem ipsum</text:p>
      <text:h text:style-name="P14" text:outline-level="3"><text:bookmark-start text:name="__RefHeading___Toc30_3751433307"/>Git flow<text:bookmark-end text:name="__RefHeading___Toc30_3751433307"/></text:h>
      <text:p text:style-name="P6">Lorem ipsum</text:p>
      <text:h text:style-name="P14" text:outline-level="3"><text:bookmark-start text:name="__RefHeading___Toc32_3751433307"/>Kannski annað?<text:bookmark-end text:name="__RefHeading___Toc32_3751433307"/></text:h>
      <text:p text:style-name="P6">Lorem ipsum</text:p>
      <text:h text:style-name="Heading_20_1" text:outline-level="1"><text:bookmark-start text:name="__RefHeading___Toc34_3751433307"/>Á<text:span text:style-name="T1">rekstrar</text:span><text:bookmark-end text:name="__RefHeading___Toc34_3751433307"/></text:h>
      <text:p text:style-name="P6">Lorem ipsum</text:p>
      <text:h text:style-name="P12" text:outline-level="2"><text:bookmark-start text:name="__RefHeading___Toc36_3751433307"/>Lausnir við árekstrum<text:bookmark-end text:name="__RefHeading___Toc36_3751433307"/></text:h>
      <text:p text:style-name="P6">Lorem ipsum</text:p>
      <text:h text:style-name="P10" text:outline-level="1"><text:bookmark-start text:name="__RefHeading___Toc38_3751433307"/>Algeng vandamál<text:bookmark-end text:name="__RefHeading___Toc38_3751433307"/></text:h>
      <text:p text:style-name="P6">Lorem ipsum</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3:22:30.248278871</meta:creation-date>
    <dc:date>2024-11-25T14:03:03.025664429</dc:date>
    <meta:editing-duration>PT22M41S</meta:editing-duration>
    <meta:editing-cycles>6</meta:editing-cycles>
    <meta:generator>LibreOffice/24.2.7.2$Linux_X86_64 LibreOffice_project/420$Build-2</meta:generator>
    <meta:document-statistic meta:table-count="0" meta:image-count="0" meta:object-count="0" meta:page-count="4" meta:paragraph-count="59" meta:word-count="268" meta:character-count="1559" meta:non-whitespace-character-count="1350"/>
  </office:meta>
</office:document-meta>
</file>